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Monotype Corsiva" svg:font-family="'Monotype Corsiva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 style:list-style-name="WW8Num1"/>
    <style:style style:name="P3" style:family="paragraph" style:parent-style-name="Standard">
      <style:paragraph-properties fo:padding-left="0cm" fo:padding-right="0cm" fo:padding-top="0cm" fo:padding-bottom="0.035cm" fo:border-left="none" fo:border-right="none" fo:border-top="none" fo:border-bottom="0.018cm solid #000000"/>
    </style:style>
    <style:style style:name="P4" style:family="paragraph" style:parent-style-name="Standard">
      <style:paragraph-properties fo:line-height="150%"/>
    </style:style>
    <style:style style:name="P5" style:family="paragraph" style:parent-style-name="Standard">
      <style:paragraph-properties fo:margin-left="0cm" fo:margin-right="0cm" fo:line-height="150%" fo:text-indent="0.953cm" style:auto-text-indent="false"/>
    </style:style>
    <style:style style:name="P6" style:family="paragraph" style:parent-style-name="Standard">
      <style:paragraph-properties fo:margin-left="1.905cm" fo:margin-right="0cm" fo:line-height="150%" fo:text-indent="0cm" style:auto-text-indent="false"/>
      <style:text-properties style:font-name="Monotype Corsiva" fo:font-size="18pt" fo:font-weight="bold" style:font-size-asian="18pt" style:font-weight-asian="bold" style:font-size-complex="18pt"/>
    </style:style>
    <style:style style:name="P7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8" style:family="paragraph" style:parent-style-name="Standard">
      <style:text-properties fo:font-style="italic" style:font-style-asian="italic"/>
    </style:style>
    <style:style style:name="P9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10" style:family="paragraph" style:parent-style-name="Standard">
      <style:paragraph-properties fo:margin-left="0.635cm" fo:margin-right="0cm" fo:text-indent="0cm" style:auto-text-indent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ERCIZIO</text:p>
      <text:p text:style-name="Standard"/>
      <text:list text:style-name="WW8Num1">
        <text:list-item>
          <text:p text:style-name="P2"><text:span text:style-name="T1">Avviare</text:span> Word e scrivere il seguente documento:</text:p>
        </text:list-item>
      </text:list>
      <text:p text:style-name="P3"/>
      <text:p text:style-name="P4"/>
      <text:p text:style-name="P5">Il Suo medico curante ci ha richiesto l’esecuzione di un esame angiografico. Si tratta di un esame radiologico dei vasi sanguigni. Vogliamo fornirLe alcune informazioni sul tipo di esame e sulle possibili complicanze che, nonostante tutte le precauzioni, potrebbero intervenire.</text:p>
      <text:p text:style-name="P6">Esecuzione dell'esame</text:p>
      <text:p text:style-name="P5">Dopo un’anestesia locale si procederà alla puntura di un’arteria, perlopiù a livello dell’inguine destro o sinistro, o eventualmente a livello ascellare. Tutto ciò avverrà in modo completamente indolore grazie all’anestesia locale effettuata in sede di puntura. </text:p>
      <text:p text:style-name="P6">Possibili effetti collaterali e complicanze</text:p>
      <text:p text:style-name="P5">Le complicazioni di un’angiografia sono rare ma possono insorgere nonostante siano state prese tutte le precauzioni possibili.</text:p>
      <text:p text:style-name="P6">Da osservare con attenzione!</text:p>
      <text:p text:style-name="P5">La sera precedente l’esame consumi una cena leggera e quindi rimanga digiuno sino all’esecuzione dell’esame. Fino a 4 ore prima può bere acqua o tè. Non fumi.</text:p>
      <text:p text:style-name="P4"/>
      <text:p text:style-name="P7"/>
      <text:list text:style-name="WW8Num1" text:continue-numbering="true">
        <text:list-item>
          <text:p text:style-name="P2"><text:span text:style-name="T1">Inserire</text:span>, nell’intestazione di pagina il seguente testo:</text:p>
        </text:list-item>
      </text:list>
      <text:p text:style-name="Standard"/>
      <text:p text:style-name="P8">Foglio informativo per il Paziente</text:p>
      <text:p text:style-name="P9">Angiografia</text:p>
      <text:p text:style-name="P10"/>
      <text:list text:style-name="WW8Num1" text:continue-numbering="true">
        <text:list-item>
          <text:p text:style-name="P2"><text:span text:style-name="T1">Salvare</text:span> il file con il nome <text:span text:style-name="T2">angiografia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Monotype Corsiva" svg:font-family="'Monotype Corsiva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ESERCIZIO 7</dc:title>
    <meta:initial-creator>caresia.marco</meta:initial-creator>
    <meta:creation-date>2006-07-19T16:53:00</meta:creation-date>
    <dc:creator>Marco</dc:creator>
    <dc:date>2006-07-19T16:53:00</dc:date>
    <meta:print-date>2005-04-29T13:48:00</meta:print-date>
    <dc:language>it-IT</dc:language>
    <meta:editing-cycles>2</meta:editing-cycles>
    <meta:editing-duration>PT1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3" meta:word-count="159" meta:character-count="1112"/>
  </office:meta>
</office:document-meta>
</file>